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1000000015F87F69F6B81DF4F.gif" manifest:media-type="image/gi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8-1 Discussion: Project Closure</text:h>
      <text:p text:style-name="P1">Michael Surdek posted Sep 14, 2021 7:19 PM</text:p>
      <text:p text:style-name="P1"><draw:frame draw:style-name="fr1" draw:name="Image1" text:anchor-type="as-char" svg:width="0.0161in" svg:height="0.0161in" draw:z-index="0"><draw:image xlink:href="Pictures/1000020000000001000000015F87F69F6B81DF4F.gif" xlink:type="simple" xlink:show="embed" xlink:actuate="onLoad" loext:mime-type="image/gif"/><svg:title>Last edited: Tuesday, September 14, 2021 7:19 PM EDT</svg:title></draw:frame><text:s/></text:p>
      <text:p text:style-name="P1"><text:bookmark text:name="d2l_2_3_205"/>This page automatically marks posts as read as you scroll.</text:p>
      <text:p text:style-name="Text_20_body"><text:bookmark text:name="d2l_2_6_427"/><text:a xlink:type="simple" xlink:href="javascript:void(0);" text:style-name="Internet_20_link" text:visited-style-name="Visited_20_Internet_20_Link">Adjust automatic marking as read setting</text:a> </text:p>
      <text:p text:style-name="Text_20_body">I am a few weeks in to a data analytics co-op where I am working on various projects for the first time in my professional career, rather than simply handling day-to-day job responsibilities such as sales and customer service. Although I am less than a month in, I already have a better understanding of the importance of properly closing a project as its final stage. Based on my recent experience and the Project Closing Stage course in MindEdge, here are 5 closure activities that I believe should take place on any project:</text:p>
      <text:p text:style-name="Text_20_body">1) Audit final records: When all of the planned activities have been executed and the deliverables finalized, the project leader should review the records and documents to make sure that they reflect what actually happened and that they either match the project plan or describe any discrepancies.</text:p>
      <text:p text:style-name="Text_20_body">2) Create supporting materials: In most cases, the project's deliverables will be best utilized alongside documentation or other forms of user guides. Although it can be helpful for the practitioners to create these materials while they are developing the product, the closing stage is the best time to finalize and publish them.</text:p>
      <text:p text:style-name="Text_20_body">3) Close contracts: If applicable, internal and external contracts that were established during the project should be reviewed to ensure that obligations have been satisfied by all parties.</text:p>
      <text:p text:style-name="Text_20_body">4) Reassign personnel: Whether team members will be moving on to other projects or integrating back into their organizational roles, project leaders should provide assistance to help with the transition. In my opinion, one of the most important aspects of reassigning personnel is confirming that the team members' work on the project is done and that they no longer need to dedicate any of their time or effort towards the project objectives. This can occur at different points in the closing stage for different team members, as it is up to the leader to ensure that "the team is available to complete any last minute items, clarify inconsistencies, and discuss lessons learned." (MindEdge)</text:p>
      <text:p text:style-name="Text_20_body">5) Communicate the project's completion: As project execution activities wrap up and the closing stage begins, the completion of late-stage tasks and results should be communicated to stakeholders. Additionally, the closing stage is the best time to complete a final report and a final retrospective that summarizes the project's activities and results and officially closes the project.</text:p>
      <text:p text:style-name="P2">References:</text:p>
      <text:p text:style-name="Text_20_body">"Module Nine: Project Closure and Closing Stage." 2021. MindEdge Inc. Retrieved from https://snhu.mindedgeonline.com/content.php?cid=87509</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0:48:01.042390400</meta:creation-date>
    <dc:date>2021-09-14T19:21:03.947608451</dc:date>
    <meta:editing-duration>PT1M20S</meta:editing-duration>
    <meta:editing-cycles>2</meta:editing-cycles>
    <meta:generator>LibreOffice/6.4.7.2$Linux_X86_64 LibreOffice_project/40$Build-2</meta:generator>
    <meta:document-statistic meta:table-count="0" meta:image-count="1" meta:object-count="0" meta:page-count="1" meta:paragraph-count="13" meta:word-count="431" meta:character-count="2743" meta:non-whitespace-character-count="2322"/>
  </office:meta>
</office:document-meta>
</file>